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2.261in"/>
    </style:style>
    <style:style style:name="co4" style:family="table-column">
      <style:table-column-properties fo:break-before="auto" style:column-width="2.1409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5181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4638in"/>
    </style:style>
    <style:style style:name="co9" style:family="table-column">
      <style:table-column-properties fo:break-before="auto" style:column-width="1.7693in"/>
    </style:style>
    <style:style style:name="co10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49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id_building</text:p>
          </table:table-cell>
          <table:table-cell table:style-name="ce1" office:value-type="string">
            <text:p>canonical_name</text:p>
          </table:table-cell>
          <table:table-cell table:style-name="ce1" office:value-type="string">
            <text:p>english_name</text:p>
          </table:table-cell>
          <table:table-cell table:style-name="ce1" office:value-type="string">
            <text:p>alternate_name</text:p>
          </table:table-cell>
          <table:table-cell table:style-name="ce1" office:value-type="string">
            <text:p>building_description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inah_building_id</text:p>
          </table:table-cell>
          <table:table-cell table:style-name="ce1" office:value-type="string">
            <text:p>inah_building_group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chen Itza site models</text:p>
          </table:table-cell>
          <table:table-cell office:value-type="string">
            <text:p>null</text:p>
          </table:table-cell>
          <table:table-cell office:value-type="string">
            <text:p>Zona Central Survey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astillo</text:p>
          </table:table-cell>
          <table:table-cell office:value-type="string">
            <text:p>The Castle</text:p>
          </table:table-cell>
          <table:table-cell office:value-type="string">
            <text:p>Temple of Kukulkan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Castillo substructure</text:p>
          </table:table-cell>
          <table:table-cell office:value-type="string">
            <text:p>null</text:p>
          </table:table-cell>
          <table:table-cell office:value-type="string">
            <text:p>Throneroom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Caracol</text:p>
          </table:table-cell>
          <table:table-cell office:value-type="string">
            <text:p>The Shell</text:p>
          </table:table-cell>
          <table:table-cell office:value-type="string">
            <text:p>Observatorio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n Juego Pelota</text:p>
          </table:table-cell>
          <table:table-cell office:value-type="string">
            <text:p>The Great Ballcourt 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mplo Jaguares Upper</text:p>
          </table:table-cell>
          <table:table-cell table:style-name="ce2" office:value-type="string">
            <text:p>Templo Jaguares Upper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emplo Jaguares Lower</text:p>
          </table:table-cell>
          <table:table-cell office:value-type="string">
            <text:p>Temple of the Jaguars Lower 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emplo Norte</text:p>
          </table:table-cell>
          <table:table-cell office:value-type="string">
            <text:p>Northern Temple 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mplo Sur</text:p>
          </table:table-cell>
          <table:table-cell office:value-type="string">
            <text:p>Southern Temple 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il Columnas</text:p>
          </table:table-cell>
          <table:table-cell office:value-type="string">
            <text:p>Thousand Columns 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lumnata Norte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lumnata Escuplidas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quenas Mesas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lumnata Este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lumnata Sureste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l Mercado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nos de Vapor</text:p>
          </table:table-cell>
          <table:table-cell office:value-type="string">
            <text:p>Sweat Baths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s Monjas</text:p>
          </table:table-cell>
          <table:table-cell office:value-type="string">
            <text:p>null</text:p>
          </table:table-cell>
          <table:table-cell office:value-type="string">
            <text:p>The Nunnery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 Iglesia</text:p>
          </table:table-cell>
          <table:table-cell office:value-type="string">
            <text:p>The Church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co</text:p>
          </table:table-cell>
          <table:table-cell office:value-type="string">
            <text:p>The Arch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sa Falos</text:p>
          </table:table-cell>
          <table:table-cell office:value-type="string">
            <text:p>null</text:p>
          </table:table-cell>
          <table:table-cell office:value-type="string">
            <text:p>(Falcos (sic.) 2018 data)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aleras Lunas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lataforma Venus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mplo Grandes Mesas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emplo Guerreros</text:p>
          </table:table-cell>
          <table:table-cell office:value-type="string">
            <text:p>Temple of the Warriors </text:p>
          </table:table-cell>
          <table:table-cell office:value-type="string">
            <text:p>Guerros (sic), 2018 data 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emplo Guerreros sub</text:p>
          </table:table-cell>
          <table:table-cell office:value-type="string">
            <text:p>Temple of the Warriors </text:p>
          </table:table-cell>
          <table:table-cell office:value-type="string">
            <text:p>Templo de Chacmool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ableros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sa Buhos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sa Colorada</text:p>
          </table:table-cell>
          <table:table-cell office:value-type="string">
            <text:p>Casa Del Venado 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kab Dzib</text:p>
          </table:table-cell>
          <table:table-cell office:value-type="string">
            <text:p>null</text:p>
          </table:table-cell>
          <table:table-cell office:value-type="string">
            <text:p>dark writing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zompantli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enote Sagrado</text:p>
          </table:table-cell>
          <table:table-cell office:value-type="string">
            <text:p>Sacred Cenote</text:p>
          </table:table-cell>
          <table:table-cell table:number-columns-repeated="6" office:value-type="string">
            <text:p>null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enote Sagrado Frog Stones 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emplo Cenote Sagrado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l Osario</text:p>
          </table:table-cell>
          <table:table-cell office:value-type="string">
            <text:p>The Ossuary</text:p>
          </table:table-cell>
          <table:table-cell office:value-type="string">
            <text:p>The High Priest's Grave 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sa Yugo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lataforma Tortuga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lataforma Aguilas y Jaguares 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enote Xtoloc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emplo Xtoloc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emplo Inicial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sa Monos</text:p>
          </table:table-cell>
          <table:table-cell office:value-type="string">
            <text:p>null</text:p>
          </table:table-cell>
          <table:table-cell office:value-type="string">
            <text:p>Chultun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alankanche</text:p>
          </table:table-cell>
          <table:table-cell table:number-columns-repeated="7" office:value-type="string">
            <text:p>null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8/09/2023</text:date>, <text:time>15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c</meta:initial-creator>
    <meta:creation-date>2023-08-09T11:14:51.55</meta:creation-date>
    <dc:date>2023-08-09T15:08:58.87</dc:date>
    <dc:creator>Jerry c</dc:creator>
    <meta:editing-duration>PT58M2S</meta:editing-duration>
    <meta:editing-cycles>12</meta:editing-cycles>
    <meta:generator>OpenOffice/4.1.14$Win32 OpenOffice.org_project/4114m1$Build-9811</meta:generator>
    <meta:document-statistic meta:table-count="3" meta:cell-count="396" meta:object-count="0"/>
  </office:meta>
</office:document-meta>
</file>